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036b" officeooo:paragraph-rsid="0007036b"/>
    </style:style>
    <style:style style:name="P2" style:family="paragraph" style:parent-style-name="Standard">
      <style:text-properties officeooo:rsid="0010ba9a" officeooo:paragraph-rsid="0008a62c"/>
    </style:style>
    <style:style style:name="P3" style:family="paragraph" style:parent-style-name="Standard">
      <style:text-properties officeooo:rsid="0033919e" officeooo:paragraph-rsid="0008a62c"/>
    </style:style>
    <style:style style:name="P4" style:family="paragraph" style:parent-style-name="Standard">
      <style:text-properties officeooo:rsid="0010ba9a" officeooo:paragraph-rsid="0008a62c"/>
    </style:style>
    <style:style style:name="P5" style:family="paragraph" style:parent-style-name="Standard">
      <style:text-properties officeooo:rsid="0010ba9a" officeooo:paragraph-rsid="000aeffa"/>
    </style:style>
    <style:style style:name="P6" style:family="paragraph" style:parent-style-name="Standard">
      <style:text-properties officeooo:rsid="0010ba9a" officeooo:paragraph-rsid="001194c0"/>
    </style:style>
    <style:style style:name="P7" style:family="paragraph" style:parent-style-name="Standard">
      <style:text-properties officeooo:rsid="003a3907" officeooo:paragraph-rsid="000aeffa"/>
    </style:style>
    <style:style style:name="P8" style:family="paragraph" style:parent-style-name="Standard">
      <style:text-properties officeooo:rsid="0038f060" officeooo:paragraph-rsid="000aeffa"/>
    </style:style>
    <style:style style:name="P9" style:family="paragraph" style:parent-style-name="Standard">
      <style:text-properties officeooo:rsid="003c0601" officeooo:paragraph-rsid="000aeffa"/>
    </style:style>
    <style:style style:name="P10" style:family="paragraph" style:parent-style-name="Standard">
      <style:text-properties officeooo:rsid="0011e19b" officeooo:paragraph-rsid="000aeffa"/>
    </style:style>
    <style:style style:name="P11" style:family="paragraph" style:parent-style-name="Standard">
      <style:text-properties officeooo:rsid="0013f7bf" officeooo:paragraph-rsid="000aeffa"/>
    </style:style>
    <style:style style:name="P12" style:family="paragraph" style:parent-style-name="Standard">
      <style:text-properties officeooo:rsid="003e9f72" officeooo:paragraph-rsid="000aeffa"/>
    </style:style>
    <style:style style:name="P13" style:family="paragraph" style:parent-style-name="Standard">
      <style:text-properties officeooo:rsid="00140250" officeooo:paragraph-rsid="000aeffa"/>
    </style:style>
    <style:style style:name="P14" style:family="paragraph" style:parent-style-name="Standard">
      <style:text-properties officeooo:rsid="0041ae77" officeooo:paragraph-rsid="000aeffa"/>
    </style:style>
    <style:style style:name="P15" style:family="paragraph" style:parent-style-name="Standard">
      <style:text-properties officeooo:rsid="0043cedf" officeooo:paragraph-rsid="000aeffa"/>
    </style:style>
    <style:style style:name="P16" style:family="paragraph" style:parent-style-name="Standard">
      <style:text-properties officeooo:rsid="00153910" officeooo:paragraph-rsid="000aeffa"/>
    </style:style>
    <style:style style:name="P17" style:family="paragraph" style:parent-style-name="Standard">
      <style:text-properties officeooo:rsid="0046f8fb" officeooo:paragraph-rsid="000aeffa"/>
    </style:style>
    <style:style style:name="P18" style:family="paragraph" style:parent-style-name="Standard">
      <style:text-properties officeooo:rsid="004ca1c8" officeooo:paragraph-rsid="000aeffa"/>
    </style:style>
    <style:style style:name="P19" style:family="paragraph" style:parent-style-name="Standard">
      <style:text-properties officeooo:rsid="00498e8f" officeooo:paragraph-rsid="000aeffa"/>
    </style:style>
    <style:style style:name="P20" style:family="paragraph" style:parent-style-name="Standard">
      <style:text-properties officeooo:rsid="0058ac1a" officeooo:paragraph-rsid="000aeffa"/>
    </style:style>
    <style:style style:name="P21" style:family="paragraph" style:parent-style-name="Standard">
      <style:text-properties officeooo:paragraph-rsid="000aeffa"/>
    </style:style>
    <style:style style:name="P22" style:family="paragraph" style:parent-style-name="Standard">
      <style:text-properties officeooo:rsid="000c70df" officeooo:paragraph-rsid="000c70df"/>
    </style:style>
    <style:style style:name="P23" style:family="paragraph" style:parent-style-name="Standard">
      <style:text-properties officeooo:rsid="00106384" officeooo:paragraph-rsid="00106384"/>
    </style:style>
    <style:style style:name="P24" style:family="paragraph" style:parent-style-name="Heading">
      <style:text-properties officeooo:paragraph-rsid="000aeffa"/>
    </style:style>
    <style:style style:name="P25" style:family="paragraph" style:parent-style-name="Text_20_body">
      <style:text-properties officeooo:rsid="003e9f72" officeooo:paragraph-rsid="000aeffa"/>
    </style:style>
    <style:style style:name="P26" style:family="paragraph" style:parent-style-name="Text_20_body">
      <style:text-properties officeooo:rsid="0058c920" officeooo:paragraph-rsid="000aeffa" fo:background-color="transparent"/>
    </style:style>
    <style:style style:name="P27" style:family="paragraph" style:parent-style-name="Text_20_body">
      <style:text-properties officeooo:paragraph-rsid="000aeffa"/>
    </style:style>
    <style:style style:name="P28" style:family="paragraph" style:parent-style-name="Heading_20_3">
      <style:text-properties officeooo:paragraph-rsid="000aeffa"/>
    </style:style>
    <style:style style:name="P29" style:family="paragraph" style:parent-style-name="Heading_20_2">
      <style:text-properties officeooo:rsid="0010ba9a" officeooo:paragraph-rsid="000aeffa"/>
    </style:style>
    <style:style style:name="T1" style:family="text">
      <style:text-properties officeooo:rsid="0007036b"/>
    </style:style>
    <style:style style:name="T2" style:family="text">
      <style:text-properties officeooo:rsid="00321ca2"/>
    </style:style>
    <style:style style:name="T3" style:family="text">
      <style:text-properties officeooo:rsid="0033919e"/>
    </style:style>
    <style:style style:name="T4" style:family="text">
      <style:text-properties officeooo:rsid="003662d0"/>
    </style:style>
    <style:style style:name="T5" style:family="text">
      <style:text-properties fo:background-color="transparent" loext:char-shading-value="0"/>
    </style:style>
    <style:style style:name="T6" style:family="text">
      <style:text-properties officeooo:rsid="00321ca2" fo:background-color="transparent" loext:char-shading-value="0"/>
    </style:style>
    <style:style style:name="T7" style:family="text">
      <style:text-properties officeooo:rsid="005bdff1" fo:background-color="transparent" loext:char-shading-value="0"/>
    </style:style>
    <style:style style:name="T8" style:family="text">
      <style:text-properties officeooo:rsid="005d555b" fo:background-color="transparent" loext:char-shading-value="0"/>
    </style:style>
    <style:style style:name="T9" style:family="text">
      <style:text-properties officeooo:rsid="0047885a" fo:background-color="transparent" loext:char-shading-value="0"/>
    </style:style>
    <style:style style:name="T10" style:family="text">
      <style:text-properties officeooo:rsid="004e86c0" fo:background-color="transparent" loext:char-shading-value="0"/>
    </style:style>
    <style:style style:name="T11" style:family="text">
      <style:text-properties officeooo:rsid="004c78c5" fo:background-color="transparent" loext:char-shading-value="0"/>
    </style:style>
    <style:style style:name="T12" style:family="text">
      <style:text-properties officeooo:rsid="00572bc8" fo:background-color="transparent" loext:char-shading-value="0"/>
    </style:style>
    <style:style style:name="T13" style:family="text">
      <style:text-properties officeooo:rsid="0058c920" fo:background-color="transparent" loext:char-shading-value="0"/>
    </style:style>
    <style:style style:name="T14" style:family="text">
      <style:text-properties officeooo:rsid="0063231f" fo:background-color="transparent" loext:char-shading-value="0"/>
    </style:style>
    <style:style style:name="T15" style:family="text">
      <style:text-properties officeooo:rsid="0067cbb1" fo:background-color="transparent" loext:char-shading-value="0"/>
    </style:style>
    <style:style style:name="T16" style:family="text">
      <style:text-properties officeooo:rsid="0069142e" fo:background-color="transparent" loext:char-shading-value="0"/>
    </style:style>
    <style:style style:name="T17" style:family="text">
      <style:text-properties officeooo:rsid="0052abfa" fo:background-color="transparent" loext:char-shading-value="0"/>
    </style:style>
    <style:style style:name="T18" style:family="text">
      <style:text-properties officeooo:rsid="005e9ece"/>
    </style:style>
    <style:style style:name="T19" style:family="text">
      <style:text-properties officeooo:rsid="00386e2b"/>
    </style:style>
    <style:style style:name="T20" style:family="text">
      <style:text-properties officeooo:rsid="0065cbc9"/>
    </style:style>
    <style:style style:name="T21" style:family="text">
      <style:text-properties officeooo:rsid="00618224"/>
    </style:style>
    <style:style style:name="T22" style:family="text">
      <style:text-properties officeooo:rsid="00375d9d"/>
    </style:style>
    <style:style style:name="T23" style:family="text">
      <style:text-properties officeooo:rsid="005d555b"/>
    </style:style>
    <style:style style:name="T24" style:family="text">
      <style:text-properties officeooo:rsid="00572bc8"/>
    </style:style>
    <style:style style:name="T25" style:family="text">
      <style:text-properties officeooo:rsid="003c0601"/>
    </style:style>
    <style:style style:name="T26" style:family="text">
      <style:text-properties officeooo:rsid="0041a8b1"/>
    </style:style>
    <style:style style:name="T27" style:family="text">
      <style:text-properties officeooo:rsid="0046f8fb"/>
    </style:style>
    <style:style style:name="T28" style:family="text">
      <style:text-properties officeooo:rsid="0041ae77"/>
    </style:style>
    <style:style style:name="T29" style:family="text">
      <style:text-properties officeooo:rsid="0013f7bf"/>
    </style:style>
    <style:style style:name="T30" style:family="text">
      <style:text-properties officeooo:rsid="0010ba9a"/>
    </style:style>
    <style:style style:name="T31" style:family="text">
      <style:text-properties officeooo:rsid="00438643"/>
    </style:style>
    <style:style style:name="T32" style:family="text">
      <style:text-properties officeooo:rsid="0011e19b"/>
    </style:style>
    <style:style style:name="T33" style:family="text">
      <style:text-properties officeooo:rsid="00140250"/>
    </style:style>
    <style:style style:name="T34" style:family="text">
      <style:text-properties officeooo:rsid="005ebe93"/>
    </style:style>
    <style:style style:name="T35" style:family="text">
      <style:text-properties officeooo:rsid="0043cedf"/>
    </style:style>
    <style:style style:name="T36" style:family="text">
      <style:text-properties officeooo:rsid="004584c2"/>
    </style:style>
    <style:style style:name="T37" style:family="text">
      <style:text-properties officeooo:rsid="00153910"/>
    </style:style>
    <style:style style:name="T38" style:family="text">
      <style:text-properties officeooo:rsid="0047885a"/>
    </style:style>
    <style:style style:name="T39" style:family="text">
      <style:text-properties officeooo:rsid="0067cbb1"/>
    </style:style>
    <style:style style:name="T40" style:family="text">
      <style:text-properties officeooo:rsid="004ca1c8"/>
    </style:style>
    <style:style style:name="T41" style:family="text">
      <style:text-properties officeooo:rsid="005bdf6e"/>
    </style:style>
    <style:style style:name="T42" style:family="text">
      <style:text-properties officeooo:rsid="000aeffa"/>
    </style:style>
    <style:style style:name="T43" style:family="text">
      <style:text-properties officeooo:rsid="000c70df"/>
    </style:style>
    <style:style style:name="T44" style:family="text">
      <style:text-properties officeooo:rsid="000d7e13"/>
    </style:style>
    <style:style style:name="T45" style:family="text">
      <style:text-properties officeooo:rsid="00106384"/>
    </style:style>
    <style:style style:name="T46" style:family="text">
      <style:text-properties officeooo:rsid="001194c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 – Literrature review</text:h>
      <text:p text:style-name="P1">This second chapter is composed of two parts. The first one is ..</text:p>
      <text:h text:style-name="Heading_20_2" text:outline-level="2">2.1 – Implementation</text:h>
      <text:p text:style-name="Text_20_body"/>
      <text:p text:style-name="P1">This first part ..</text:p>
      <text:h text:style-name="Heading_20_3" text:outline-level="3">2.1.1 – Homogeneou<text:span text:style-name="T1">s</text:span></text:h>
      <text:h text:style-name="Heading_20_3" text:outline-level="3">2.1.2 – Heterogeneous <text:span text:style-name="T42">implementation with OpenCL</text:span></text:h>
      <text:p text:style-name="P22"/>
      <text:p text:style-name="P23">As described in the paper \citep{Reference5}, <text:span text:style-name="T43">Open Computing Language (OpenCL) has unanimously become the standard for heterogeneous computing. </text:span></text:p>
      <text:p text:style-name="P22"/>
      <text:p text:style-name="P2">Historically, the first technology to take advantage of the massive parallel nature of GPUs was <text:span text:style-name="T3">Open Graphic Library (OpenGL)</text:span>. <text:span text:style-name="T3">OpenGL is an application programming interface (API) for rendering 2D and 3D vector graphics. Through the insertion of little pieces of C-like codes in shader, programmers realized graphic processing units (GPUs) could also be used for general programming. This became known as General Purpose computation on GPUs (GPGPU).\\</text:span></text:p>
      <text:p text:style-name="P2"/>
      <text:p text:style-name="P3">However, <text:span text:style-name="T44">shadders can only be modified so much</text:span>. As the need for more complex applications arose Apple proposed the Khronos Group to develop a more general framework: OpenCL.<text:span text:style-name="T4"> OpenCL is a low-level API accelerating applications with task-parallel or data-parallel computations in a heterogeneous computing environment. Indeed OpenCL allows not only the </text:span><text:span text:style-name="T6">usage of </text:span><text:span text:style-name="T7">C</text:span><text:span text:style-name="T6">PUs but also any processing</text:span><text:span text:style-name="T7"> </text:span><text:span text:style-name="T6">devices </text:span><text:span text:style-name="T7">like GPUs</text:span><text:span text:style-name="T6">, DSPs, accelerators and</text:span><text:span text:style-name="T2"> so on. If generally on desktop the diversity of processing devices is quite low, it is the opposite for mobile. Embedded systems for real-time multimedia journal published a paper \citep{Reference3} highlining the advantages of using OpenCl in mobile browser.</text:span></text:p>
      <text:p text:style-name="P2"/>
      <text:p text:style-name="P2">OpenCL doesn't guarantee a particular kernel will achieve peak performance on different architectures. The nature of the underlying hardware may <text:span text:style-name="T18">induce different </text:span>programming strategies. <text:span text:style-name="T19">Multi-core CPU architecture is definitely the more popular. But the recent specification published by Khronos to take GPU computing to the web is bound to raise programmers interest toward GPUs architecture \citep{Reference20}.\\</text:span></text:p>
      <text:p text:style-name="P2"/>
      <text:p text:style-name="Heading"><text:span text:style-name="T20">Hardware</text:span> architecture </text:p>
      <text:p text:style-name="P24"><text:bookmark-start text:name="__RefHeading__112_1126209687"/>CPUs architecture<text:bookmark-end text:name="__RefHeading__112_1126209687"/></text:p>
      <text:p text:style-name="P5"/>
      <text:p text:style-name="P5">Modern CPUs are typically composed of a <text:span text:style-name="T4">few</text:span> high-frequency processor cores. CPUs perform well for a wide variety of application<text:span text:style-name="T21">s</text:span>, but they are optimal for latency sensitive workloads with minimal parallelism. <text:span text:style-name="T22">However, to increase performance during arithmetic and multimedia workloads, </text:span><text:s/><text:span text:style-name="T4">m</text:span>any CPUs also incorporate small scale use of single-instruction multiple-data (SIMD). <text:span text:style-name="T22">SIMD can not be programmed directly using plain C it requires the use of specific OpenCl C-like code.\\</text:span></text:p>
      <text:p text:style-name="P5"/>
      <text:p text:style-name="P24"><text:bookmark-start text:name="__RefHeading__114_1126209687"/><text:soft-page-break/>GPUs architecture<text:bookmark-end text:name="__RefHeading__114_1126209687"/></text:p>
      <text:p text:style-name="P5"/>
      <text:p text:style-name="P5">Contemporary GPUs are composed of hundreds of processing units running at low frequency. </text:p>
      <text:p text:style-name="P7">As a result GPUs are able to execute tens of thousands of threads. It is this ability which make<text:span text:style-name="T21">s</text:span> them so much more effective then CPUs in a highly parallel environment. Some research even <text:span text:style-name="T23">claims</text:span> a speedup in the order of 200x over JavaScript.<text:span text:style-name="T24">\\</text:span></text:p>
      <text:p text:style-name="P5"/>
      <text:p text:style-name="P6">The GPU processing units are typically organized in SIMD clusters controlled by single instruction decoder<text:span text:style-name="T21">s</text:span>, with shared access to fast on-chip caches and shared memories. Massively parallel arithmetic-heavy hardware design enables GPUs to achieve single-precision floating point arithmetic rates approaching 2 trillions of instructions per second (TFLOPS). <text:span text:style-name="T44">\citep{Reference5}\\</text:span></text:p>
      <text:p text:style-name="P8"/>
      <text:p text:style-name="P6">Although GPUs are powerful computing devices, <text:span text:style-name="T25">currently they still often require management by a host CPU. Fortunately OpenCL is designed to be used in heterogeneous environment. It abstracts CPUs and GPUs as “compute devices”. After which, applications can query device attributes to determine the properties of the available compute units and memory systems. \citep{Reference5}\\</text:span></text:p>
      <text:p text:style-name="P5"/>
      <text:p text:style-name="P9">All the same, even if OpenCL's API hides the trickiest part of parallel programming a good understanding of the underlying <text:span text:style-name="T23">memory model</text:span> leads to more efficient codding. <text:span text:style-name="T44">Along with general advises on how to build an OpenCL cluster, details about the memory model are given here \citep{Reference4}. //</text:span></text:p>
      <text:p text:style-name="Heading"><text:bookmark-start text:name="__RefHeading__460_253619345"/>OpenCL<text:span text:style-name="T26">'s</text:span> <text:span text:style-name="T27">memory model</text:span><text:bookmark-end text:name="__RefHeading__460_253619345"/></text:p>
      <text:p text:style-name="Heading"><text:bookmark-start text:name="__RefHeading__118_1126209687"/>Platform model<text:bookmark-end text:name="__RefHeading__118_1126209687"/></text:p>
      <text:p text:style-name="P10"/>
      <text:p text:style-name="P10"><text:span text:style-name="T28">CPU and GPU are called “compute devices”. </text:span>A <text:span text:style-name="T28">single </text:span>host regroups one or more <text:span text:style-name="T29">compute </text:span>devices and has its own memory. Each <text:span text:style-name="T29">compute </text:span>device is composed of one or more <text:span text:style-name="T28">cores also called “</text:span>compute units”. Each compute <text:span text:style-name="T29">unit</text:span> has its own memory <text:span text:style-name="T28">and</text:span> is divided in<text:span text:style-name="T21">to</text:span> one or more <text:span text:style-name="T30">single-instruction multiple-data (</text:span>SIMD<text:span text:style-name="T29">) threads or “processing elements”</text:span> <text:span text:style-name="T28">with</text:span> its own memory. \citep{Reference<text:span text:style-name="T45">4</text:span>}<text:span text:style-name="T24">\\</text:span></text:p>
      <text:p text:style-name="P10"/>
      <text:p text:style-name="P25"><text:tab/><text:tab/><text:tab/>insert ./Figures/plateform_model.png [<text:span text:style-name="T45">4</text:span>]</text:p>
      <text:p text:style-name="Heading"><text:bookmark-start text:name="__RefHeading__454_253619345"/>Memory model<text:bookmark-end text:name="__RefHeading__454_253619345"/></text:p>
      <text:p text:style-name="P11"/>
      <text:p text:style-name="P11">OpenCL defines 4 types of memory spaces within a <text:span text:style-name="T31">c</text:span>ompute <text:span text:style-name="T31">d</text:span>evice. A<text:span text:style-name="T32"> large high-latency “global” memory corresponding</text:span> to the device RAM. This is <text:span text:style-name="T33">a none cached memory </text:span><text:s/>where the data <text:span text:style-name="T34">is</text:span> stored and is available to all items. A <text:span text:style-name="T32">small low-latency read-only “constant” memory </text:span>which is cached<text:span text:style-name="T32">. </text:span>A <text:span text:style-name="T32">shared “local” memory accessible from multiple processing elements within the same compute unit and a “private” memory accessible within each processing element. This last type of memory is very fast and is the register of the items. The last and least used <text:s/>kind of memory is texture memory, which is similar to global memory but is cached. \\</text:span></text:p>
      <text:p text:style-name="P11"/>
      <text:p text:style-name="P12"><text:tab/><text:tab/><text:tab/>insert ./Figures/memory_model.png <text:span text:style-name="T45">[4</text:span>]</text:p>
      <text:p text:style-name="P13"/>
      <text:p text:style-name="P11"/>
      <text:p text:style-name="P14"><text:span text:style-name="T31">In conclusion, OpenCL provides a fairly easy way to write parallel code but t</text:span>o reach an optimal performance / memory access trade off programmers must choose carefully in <text:span text:style-name="T31">where to save their variables in</text:span> memory space<text:span text:style-name="T29">.</text:span></text:p>
      <text:p text:style-name="Heading"><text:bookmark-start text:name="__RefHeading__456_253619345"/><text:soft-page-break/>Global and local IDs<text:bookmark-end text:name="__RefHeading__456_253619345"/></text:p>
      <text:p text:style-name="P15"/>
      <text:p text:style-name="P16">Finally, at an even lower level, <text:span text:style-name="T35">work-</text:span>items are scheduled <text:span text:style-name="T35">in work – groups. T</text:span>his is the smallest unit of parallelism on a device. Individual <text:span text:style-name="T35">work-</text:span>items in a <text:span text:style-name="T35">work – group </text:span><text:s/>start together at the same program address, but they have their own address counter and register state and are therefore free to branch and execute independently. <text:span text:style-name="T27">\citep{Reference4}\\</text:span></text:p>
      <text:p text:style-name="P16"/>
      <text:p text:style-name="P15"/>
      <text:p text:style-name="P16"/>
      <text:p text:style-name="P16"/>
      <text:p text:style-name="P12"><text:tab/><text:tab/><text:tab/>insert ./Figures/ID.png [<text:span text:style-name="T45">4</text:span>]</text:p>
      <text:p text:style-name="P16"/>
      <text:p text:style-name="P16"/>
      <text:p text:style-name="P16"/>
      <text:p text:style-name="P16"/>
      <text:p text:style-name="P15"><text:span text:style-name="T36">O</text:span>n a CPU, operating systems often swap two threads on and off execution channels. Threads (cores ) are generally heavyweight entities and those context switches are therefore expensive. By comparison, threads on a GPU ( work-items ) are extremely lightweight entities. <text:span text:style-name="T36">Furthermore</text:span> <text:span text:style-name="T36">in GPUs</text:span>, registers are allocated to active threads only. <text:span text:style-name="T37">Once threads are complete, its resources are de - allocated. <text:s/>Thus no swapping of registers and state occurs between GPU threads. \citep{Reference4}\\</text:span></text:p>
      <text:p text:style-name="P5"/>
      <text:p text:style-name="P17"><text:span text:style-name="T5">As </text:span><text:span text:style-name="T8">can be deduced from</text:span><text:span text:style-name="T5"> this section </text:span><text:span text:style-name="T8">in </text:span><text:span text:style-name="T5">the </text:span><text:span text:style-name="T8">underlying </text:span><text:span text:style-name="T5">memory model, OpenCL is a fairly low-level API. </text:span><text:span text:style-name="T9">Moreover t</text:span><text:span text:style-name="T38">he programming language used</text:span> is a derivate of the C language based on C99. A language web developers will most likely be unfamiliar with. But Khronos anticipated this and developed the web computing language (WebCL). \citep{Reference12}</text:p>
      <text:p text:style-name="P5"/>
      <text:p text:style-name="P5"/>
      <text:h text:style-name="P28" text:outline-level="3"><text:bookmark-start text:name="__RefHeading__116_1126209687"/><text:span text:style-name="T39">2.2.3 </text:span>– WebCL <text:bookmark-end text:name="__RefHeading__116_1126209687"/></text:h>
      <text:p text:style-name="P27"/>
      <text:p text:style-name="P18">WebGL and WebCL are JavaScript APIs over OpenGL and OpenCL's API. \citep{Reference12} This allows web developers to stay in an environment they are used to. \citep{Reference11} \\</text:p>
      <text:p text:style-name="P18"/>
      <text:p text:style-name="P19"/>
      <text:p text:style-name="P19">In the first place, <text:span text:style-name="T40">OpenCL was developed because of web browser's increasing </text:span>need <text:span text:style-name="T34">for</text:span> <text:span text:style-name="T40">more </text:span>computational p<text:span text:style-name="T40">ower. A necessity which arose from heavy 3D graphics applications such as on-line games and augmented reality. However, OpenCL doesn’t provide any rendering capability, it only processes huge amounts of data. \citep{Reference7} That is why OpenCL was designed for inter-operation with OpenGL. WebCL/WebGL interoperability builds on that available for OpenCL/OpenGL.\\ WebCL provides a</text:span><text:span text:style-name="T9">n API for safely sharing </text:span><text:span text:style-name="T10">buffers with OpenCL. This buffer is</text:span><text:span text:style-name="T9"> inside the GPU </text:span><text:span text:style-name="T10">which </text:span><text:span text:style-name="T11">avoid</text:span><text:span text:style-name="T10">s </text:span><text:span text:style-name="T11">the back and forth copy of data when switching between OpenGL and OpenCL processes. \citep{Reference13}</text:span><text:span text:style-name="T12">\\</text:span></text:p>
      <text:p text:style-name="P19"/>
      <text:p text:style-name="P20"><text:span text:style-name="T12">G</text:span><text:span text:style-name="T5">PU computing is quite a new notion. But it is a fast evolving field of research. </text:span><text:span text:style-name="T13">Single GPU</text:span><text:span text:style-name="T14">s</text:span><text:span text:style-name="T13"> are not enough anymore, the trend is </text:span><text:span text:style-name="T14">moving towards</text:span><text:span text:style-name="T13"> GPU clusters.</text:span></text:p>
      <text:h text:style-name="P28" text:outline-level="3"><text:bookmark-start text:name="__RefHeading__616_1067647718"/><text:span text:style-name="T15">2.</text:span><text:span text:style-name="T16">2.</text:span><text:span text:style-name="T15">4</text:span><text:span text:style-name="T5"> – GPU </text:span><text:span text:style-name="T13">cluster</text:span><text:span text:style-name="T14">s</text:span><text:bookmark-end text:name="__RefHeading__616_1067647718"/></text:h>
      <text:p text:style-name="P26"/>
      <text:p text:style-name="P21">Most OpenCL applications can utilize only devices of the hosting computer. <text:span text:style-name="T41">In order to run an </text:span><text:soft-page-break/><text:span text:style-name="T41">application on a cluster, previously the program needed to be split to take advantage of all devices. </text:span>Virtual OpenCL (V<text:span text:style-name="T41">irtual</text:span>CL) <text:span text:style-name="T41">is a wrapper for OpenCL. VirtualCL provides a platform where all the cluster devices are seen as if located on the same hosting node. Basically, the user starts the application on the master node then VirtualCL transparently runs the kernels of the application on the worker nodes. Applications written with VirtualCL don't only benefit from the reduced programming complexity of a single computer, but also from the availability of shared memory and lower granularity parallelism. \citep{Reference14} \\</text:span></text:p>
      <text:p text:style-name="P19"/>
      <text:p text:style-name="P20"><text:span text:style-name="T12">T</text:span><text:span text:style-name="T5">his first section dedicated to OpenCL introduced how web browsers intend to improve their computational capacities. The second section is on WebSockets. WebSockets is one of the major improvement of brought by HTML5.</text:span><text:span text:style-name="T17"> It provides a revolutionary communication way between client and server. </text:span><text:span text:style-name="T5">It is also probably the most resource consuming protocol of HTML5 and thus one <text:s text:c="2"/>of the reason</text:span><text:span text:style-name="T14">s</text:span><text:span text:style-name="T5"> OpenCL and WebCL were developed.</text:span></text:p>
      <text:h text:style-name="P29" text:outline-level="2"/>
      <text:p text:style-name="P2"/>
      <text:h text:style-name="Heading_20_2" text:outline-level="2">2.2 – Scalability</text:h>
      <text:h text:style-name="Heading_20_2" text:outline-level="2">2.2.1 – Scaling up</text:h>
      <text:h text:style-name="Heading_20_2" text:outline-level="2">2.2.2 – Scaling ou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7-17T17:46:15.133750818</meta:creation-date>
    <dc:date>2014-07-18T10:51:29.159389317</dc:date>
    <dc:creator>gabriel </dc:creator>
    <meta:editing-duration>PT3H37M8S</meta:editing-duration>
    <meta:editing-cycles>4</meta:editing-cycles>
    <meta:generator>LibreOffice/4.2.4.2$Linux_X86_64 LibreOffice_project/420m0$Build-2</meta:generator>
    <meta:document-statistic meta:table-count="0" meta:image-count="0" meta:object-count="0" meta:page-count="4" meta:paragraph-count="42" meta:word-count="1307" meta:character-count="8674" meta:non-whitespace-character-count="7378"/>
  </office:meta>
</office:document-meta>
</file>